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betan Machine Uni" fo:font-size="20pt" fo:font-weight="bold" officeooo:rsid="000cc97b" officeooo:paragraph-rsid="000cc97b" style:font-size-asian="20pt" style:font-weight-asian="bold" style:font-size-complex="20pt" style:font-weight-complex="bold"/>
    </style:style>
    <style:style style:name="P8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<text:span text:style-name="T1">List RDS and its attributes</text:span></text:p>
      <text:p text:style-name="P5"><text:span text:style-name="T1">import boto3</text:span></text:p>
      <text:p text:style-name="P6">rds = boto3.client('rds',region_name='us-east-1')</text:p>
      <text:p text:style-name="P6">dir(rds)</text:p>
      <text:p text:style-name="P6">rds.describe_db_instances()</text:p>
      <text:p text:style-name="P6">rds.describe_db_instances()['DBInstances'][0]['DBInstanceIdentifier']</text:p>
      <text:p text:style-name="P6">for instance in rds.describe_db_instances()['DBInstances']:</text:p>
      <text:p text:style-name="P8"><text:s text:c="2"/>print('Instance Name <text:s text:c="6"/>:',instance['DBInstanceIdentifier'])</text:p>
      <text:p text:style-name="P8"><text:s text:c="2"/>print('Instance Class <text:s text:c="5"/>:',instance['DBInstanceClass'])</text:p>
      <text:p text:style-name="P8"><text:s text:c="2"/>print('DB Name <text:s text:c="12"/>:',instance['DBName'])</text:p>
      <text:p text:style-name="P8"><text:s text:c="2"/>print('DB Engine <text:s text:c="10"/>:',instance['Engine'])</text:p>
      <text:p text:style-name="P8"><text:s text:c="2"/>print('DB Port <text:s text:c="12"/>:',instance['Endpoint']['Port'])</text:p>
      <text:p text:style-name="P8"><text:s text:c="2"/>print('Engine Version <text:s text:c="5"/>:',instance['EngineVersion'])</text:p>
      <text:p text:style-name="P8"><text:s text:c="2"/>print('Master Username <text:s text:c="4"/>:',instance['MasterUsername'])</text:p>
      <text:p text:style-name="P8"><text:s text:c="2"/>print('DBSubnet GroupName <text:s/>:',instance['DBSubnetGroup']['DBSubnetGroupName'])</text:p>
      <text:h text:style-name="Heading_20_1" text:outline-level="1"><text:bookmark text:name="Creating-DataBase-Instance"/>Creating DataBase Instance</text:h>
      <text:p text:style-name="P6">rds.create_db_instance(</text:p>
      <text:p text:style-name="P8"><text:s text:c="4"/>DBName = 'testdb',</text:p>
      <text:p text:style-name="P8"><text:s text:c="4"/>DBInstanceIdentifier='testidentifier',</text:p>
      <text:p text:style-name="P8"><text:s text:c="4"/>AllocatedStorage=5,</text:p>
      <text:p text:style-name="P8"><text:s text:c="4"/>DBInstanceClass='db.t2.micro',</text:p>
      <text:p text:style-name="P8"><text:s text:c="4"/>Engine='mysql',</text:p>
      <text:p text:style-name="P8"><text:s text:c="4"/>MasterUsername='fujiclado',</text:p>
      <text:p text:style-name="P8"><text:s text:c="4"/>MasterUserPassword='fujiclado123',</text:p>
      <text:p text:style-name="P8"><text:s text:c="4"/>DBSubnetGroupName='default-vpc-4f2aa837'</text:p>
      <text:p text:style-name="P8">)</text:p>
      <text:h text:style-name="Heading_20_1" text:outline-level="1"><text:bookmark text:name="Creating-instance-from-snapshot"/>Creating instance from snapshot</text:h>
      <text:p text:style-name="P6">rds.restore_db_instance_from_db_snapshot(</text:p>
      <text:p text:style-name="P8"><text:s text:c="2"/>DBInstanceIdentifier='identifier1',</text:p>
      <text:p text:style-name="P8"><text:s text:c="2"/>DBSnapshotIdentifier='dbsnap1',</text:p>
      <text:p text:style-name="P8"><text:s text:c="2"/>DBInstanceClass='db.t2.micro', </text:p>
      <text:p text:style-name="P8"><text:s text:c="2"/>DBSubnetGroupName='default-vpc-4f2aa837',</text:p>
      <text:p text:style-name="P8"><text:s text:c="2"/>MultiAZ=False,</text:p>
      <text:p text:style-name="P8"><text:s text:c="2"/>PubliclyAccessible=True)</text:p>
      <text:h text:style-name="Heading_20_1" text:outline-level="1"><text:bookmark text:name="Creating--DB-sanpshot"/>Creating DB sanpshot</text:h>
      <text:p text:style-name="P6">rds.create_db_snapshot(DBSnapshotIdentifier='dbsnap1', DBInstanceIdentifier='testidentifier')</text:p>
      <text:h text:style-name="Heading_20_1" text:outline-level="1"><text:bookmark text:name="Listing-all-snapshots"/>Listing all snapshots</text:h>
      <text:p text:style-name="P6">rds.describe_db_snapshots()['DBSnapshots']</text:p>
      <text:p text:style-name="Text_20_body">{'DBSnapshots': [{'AllocatedStorage': 5, 'AvailabilityZone': 'us-east-1c', 'DBInstanceIdentifier': 'testidentifier', 'DBSnapshotArn': 'arn:aws:rds:us-east-1:153852469797:snapshot:dbsnap1', 'DBSnapshotIdentifier': 'dbsnap1', 'Encrypted': False, 'Engine': 'mysql', 'EngineVersion': '5.6.37', 'IAMDatabaseAuthenticationEnabled': False, 'InstanceCreateTime': datetime.datetime(2017, 11, 15, 11, 6, 50, 178000, tzinfo=tzutc()), 'LicenseModel': 'general-public-license', 'MasterUsername': 'fujiclado', 'OptionGroupName': 'default:mysql-5-6', 'PercentProgress': 100, 'Port': 3306, <text:soft-page-break/>'SnapshotCreateTime': datetime.datetime(2017, 11, 15, 11, 14, 19, 17000, tzinfo=tzutc()), 'SnapshotType': 'manual', 'Status': 'available', 'StorageType': 'standard', 'VpcId': 'vpc-4f2aa837'}, {'AllocatedStorage': 5, 'AvailabilityZone': 'us-east-1e', 'DBInstanceIdentifier': 'identifier1', 'DBSnapshotArn': 'arn:aws:rds:us-east-1:153852469797:snapshot:rds:identifier1-2017-11-15-11-30', 'DBSnapshotIdentifier': 'rds:identifier1-2017-11-15-11-30', 'Encrypted': False, 'Engine': 'mysql', 'EngineVersion': '5.6.37', 'IAMDatabaseAuthenticationEnabled': False, 'InstanceCreateTime': datetime.datetime(2017, 11, 15, 11, 30, 26, 113000, tzinfo=tzutc()), 'LicenseModel': 'general-public-license', 'MasterUsername': 'fujiclado', 'OptionGroupName': 'default:mysql-5-6', 'PercentProgress': 0, 'Port': 3306, 'SnapshotType': 'automated', 'Status': 'creating', 'StorageType': 'standard', 'VpcId': 'vpc-4f2aa837'}, {'AllocatedStorage': 5, 'AvailabilityZone': 'us-east-1c', 'DBInstanceIdentifier': 'testidentifier', 'DBSnapshotArn': 'arn:aws:rds:us-east-1:153852469797:snapshot:rds:testidentifier-2017-11-15-11-07', 'DBSnapshotIdentifier': 'rds:testidentifier-2017-11-15-11-07', 'Encrypted': False, 'Engine': 'mysql', 'EngineVersion': '5.6.37', 'IAMDatabaseAuthenticationEnabled': False, 'InstanceCreateTime': datetime.datetime(2017, 11, 15, 11, 6, 50, 178000, tzinfo=tzutc()), 'LicenseModel': 'general-public-license', 'MasterUsername': 'fujiclado', 'OptionGroupName': 'default:mysql-5-6', 'PercentProgress': 100, 'Port': 3306, 'SnapshotCreateTime': datetime.datetime(2017, 11, 15, 11, 10, 15, 596000, tzinfo=tzutc()), 'SnapshotType': 'automated', 'Status': 'available', 'StorageType': 'standard', 'VpcId': 'vpc-4f2aa837'}, {'AllocatedStorage': 5, 'AvailabilityZone': 'us-east-1c', 'DBInstanceIdentifier': 'testidentifier', 'DBSnapshotArn': 'arn:aws:rds:us-east-1:153852469797:snapshot:testidentifier-final-snapshot', 'DBSnapshotIdentifier': 'testidentifier-final-snapshot', 'Encrypted': False, 'Engine': 'mysql', 'EngineVersion': '5.6.37', 'IAMDatabaseAuthenticationEnabled': False, 'InstanceCreateTime': datetime.datetime(2017, 11, 15, 11, 6, 50, 178000, tzinfo=tzutc()), 'LicenseModel': 'general-public-license', 'MasterUsername': 'fujiclado', 'OptionGroupName': 'default:mysql-5-6', 'PercentProgress': 0, 'Port': 3306, 'SnapshotType': 'manual', 'Status': 'creating', 'StorageType': 'standard', 'VpcId': 'vpc-4f2aa837'}], 'ResponseMetadata': {'HTTPHeaders': {'content-length': '4758', 'content-type': 'text/xml', 'date': 'Wed, 15 Nov 2017 11:30:49 GMT', 'vary': 'Accept-Encoding', 'x-amzn-requestid': 'f64ca63f-c9c8-4eab-aa70-742c216fd510'}, 'HTTPStatusCode': 200, 'RequestId': 'f64ca63f-c9c8-4eab-aa70-742c216fd510', 'RetryAttempts': 0}}</text:p>
      <text:p text:style-name="P6">for snapshot in rds.describe_db_snapshots()['DBSnapshots']:</text:p>
      <text:p text:style-name="P8"><text:s text:c="2"/>if snapshot['SnapshotType'] == 'manual':</text:p>
      <text:p text:style-name="P8"><text:s text:c="4"/>print('DBInstanceIdentifier :',snapshot['DBInstanceIdentifier'])</text:p>
      <text:p text:style-name="P8"><text:s text:c="4"/>print('DBSnapshotIdentifier :',snapshot['DBSnapshotIdentifier'])</text:p>
      <text:p text:style-name="P8"><text:s text:c="4"/>print('')</text:p>
      <text:p text:style-name="Preformatted_20_Text">DBInstanceIdentifier : testidentifier</text:p>
      <text:p text:style-name="Preformatted_20_Text">DBSnapshotIdentifier : dbsnap1</text:p>
      <text:p text:style-name="Preformatted_20_Text"/>
      <text:p text:style-name="Preformatted_20_Text">DBInstanceIdentifier : testidentifier</text:p>
      <text:p text:style-name="Preformatted_20_Text">DBSnapshotIdentifier : testidentifier-final-snapshot</text:p>
      <text:p text:style-name="P4"/>
      <text:h text:style-name="Heading_20_1" text:outline-level="1"><text:bookmark text:name="Deleting-Snapshots"/>Deleting Snapshots</text:h>
      <text:p text:style-name="P6">rds.delete_db_snapshot(DBSnapshotIdentifier='dbsnap1') </text:p>
      <text:p text:style-name="P8">rds.delete_db_snapshot(DBSnapshotIdentifier='testidentifier-final-snapshot') </text:p>
      <text:p text:style-name="Preformatted_20_Text">{'DBSnapshot': {'AllocatedStorage': 5,</text:p>
      <text:p text:style-name="Preformatted_20_Text"><text:s text:c="2"/>'AvailabilityZone': 'us-east-1c',</text:p>
      <text:p text:style-name="Preformatted_20_Text"><text:s text:c="2"/>'DBInstanceIdentifier': 'testidentifier',</text:p>
      <text:p text:style-name="Preformatted_20_Text"><text:soft-page-break/><text:s text:c="2"/>'DBSnapshotArn': 'arn:aws:rds:us-east-1:153852469797:snapshot:testidentifier-final-snapshot',</text:p>
      <text:p text:style-name="Preformatted_20_Text"><text:s text:c="2"/>'DBSnapshotIdentifier': 'testidentifier-final-snapshot',</text:p>
      <text:p text:style-name="Preformatted_20_Text"><text:s text:c="2"/>'Encrypted': False,</text:p>
      <text:p text:style-name="Preformatted_20_Text"><text:s text:c="2"/>'Engine': 'mysql',</text:p>
      <text:p text:style-name="Preformatted_20_Text"><text:s text:c="2"/>'EngineVersion': '5.6.37',</text:p>
      <text:p text:style-name="Preformatted_20_Text"><text:s text:c="2"/>'IAMDatabaseAuthenticationEnabled': False,</text:p>
      <text:p text:style-name="Preformatted_20_Text"><text:s text:c="2"/>'InstanceCreateTime': datetime.datetime(2017, 11, 15, 11, 6, 50, 178000, tzinfo=tzutc()),</text:p>
      <text:p text:style-name="Preformatted_20_Text"><text:s text:c="2"/>'LicenseModel': 'general-public-license',</text:p>
      <text:p text:style-name="Preformatted_20_Text"><text:s text:c="2"/>'MasterUsername': 'fujiclado',</text:p>
      <text:p text:style-name="Preformatted_20_Text"><text:s text:c="2"/>'OptionGroupName': 'default:mysql-5-6',</text:p>
      <text:p text:style-name="Preformatted_20_Text"><text:s text:c="2"/>'PercentProgress': 100,</text:p>
      <text:p text:style-name="Preformatted_20_Text"><text:s text:c="2"/>'Port': 3306,</text:p>
      <text:p text:style-name="Preformatted_20_Text"><text:s text:c="2"/>'SnapshotCreateTime': datetime.datetime(2017, 11, 15, 11, 34, 22, 245000, tzinfo=tzutc()),</text:p>
      <text:p text:style-name="Preformatted_20_Text"><text:s text:c="2"/>'SnapshotType': 'manual',</text:p>
      <text:p text:style-name="Preformatted_20_Text"><text:s text:c="2"/>'Status': 'deleted',</text:p>
      <text:p text:style-name="Preformatted_20_Text"><text:s text:c="2"/>'StorageType': 'standard',</text:p>
      <text:p text:style-name="Preformatted_20_Text"><text:s text:c="2"/>'VpcId': 'vpc-4f2aa837'},</text:p>
      <text:p text:style-name="Preformatted_20_Text"><text:s/>'ResponseMetadata': {'HTTPHeaders': {'content-length': '1375',</text:p>
      <text:p text:style-name="Preformatted_20_Text"><text:s text:c="3"/>'content-type': 'text/xml',</text:p>
      <text:p text:style-name="Preformatted_20_Text"><text:s text:c="3"/>'date': 'Wed, 15 Nov 2017 11:41:49 GMT',</text:p>
      <text:p text:style-name="Preformatted_20_Text"><text:s text:c="3"/>'x-amzn-requestid': '12b58485-8290-4ac8-ad80-f4711971758b'},</text:p>
      <text:p text:style-name="Preformatted_20_Text"><text:s text:c="2"/>'HTTPStatusCode': 200,</text:p>
      <text:p text:style-name="Preformatted_20_Text"><text:s text:c="2"/>'RequestId': '12b58485-8290-4ac8-ad80-f4711971758b',</text:p>
      <text:p text:style-name="P4"><text:s text:c="2"/>'RetryAttempts': 0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25:28.843265621</meta:creation-date>
    <dc:date>2017-11-24T21:27:45.062844620</dc:date>
    <meta:editing-duration>PT2M16S</meta:editing-duration>
    <meta:editing-cycles>1</meta:editing-cycles>
    <meta:document-statistic meta:table-count="0" meta:image-count="0" meta:object-count="0" meta:page-count="3" meta:paragraph-count="78" meta:word-count="403" meta:character-count="6453" meta:non-whitespace-character-count="5942"/>
    <meta:generator>LibreOffice/5.1.6.2$Linux_X86_64 LibreOffice_project/10m0$Build-2</meta:generator>
  </office:meta>
</office:document-meta>
</file>